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TreeModel.addComponent( TestElement component , ReportTree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ortTreeModel.clearTes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Model.getNodesOf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TreeModel.getRepor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Model.traverseAndFind( Class type , ReportTreeNode node , List node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TreeModel.traverseAndFind( TestElement userObject , ReportTree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TreeModel.Report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TreeModel.addSubTree( HashTree subTree , ReportTreeNode cur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portTreeModel.ini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TreeModel.getNodeOf( TestElement user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reeModel.removeNodeFromParent( Report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TreeModel.getCurrentSubTree( Report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